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32f7" officeooo:paragraph-rsid="001632f7"/>
    </style:style>
    <style:style style:name="P2" style:family="paragraph" style:parent-style-name="Standard">
      <style:text-properties officeooo:paragraph-rsid="001632f7"/>
    </style:style>
    <style:style style:name="P3" style:family="paragraph" style:parent-style-name="Standard">
      <style:text-properties officeooo:paragraph-rsid="00174e26"/>
    </style:style>
    <style:style style:name="P4" style:family="paragraph" style:parent-style-name="Standard">
      <style:text-properties officeooo:rsid="0019de49" officeooo:paragraph-rsid="0019de49"/>
    </style:style>
    <style:style style:name="P5" style:family="paragraph" style:parent-style-name="Standard">
      <style:text-properties officeooo:paragraph-rsid="0019de49"/>
    </style:style>
    <style:style style:name="P6" style:family="paragraph" style:parent-style-name="Standard">
      <style:text-properties officeooo:rsid="001b8fec" officeooo:paragraph-rsid="001b8fec"/>
    </style:style>
    <style:style style:name="P7" style:family="paragraph" style:parent-style-name="Standard">
      <style:text-properties officeooo:paragraph-rsid="001632f7"/>
    </style:style>
    <style:style style:name="P8" style:family="paragraph" style:parent-style-name="Standard">
      <style:text-properties officeooo:paragraph-rsid="001f83a0"/>
    </style:style>
    <style:style style:name="P9" style:family="paragraph" style:parent-style-name="Standard">
      <style:text-properties officeooo:paragraph-rsid="0020f4f0"/>
    </style:style>
    <style:style style:name="P10" style:family="paragraph" style:parent-style-name="Standard">
      <style:text-properties officeooo:rsid="0022d8e9" officeooo:paragraph-rsid="0022d8e9"/>
    </style:style>
    <style:style style:name="T1" style:family="text">
      <style:text-properties officeooo:rsid="001632f7"/>
    </style:style>
    <style:style style:name="T2" style:family="text">
      <style:text-properties officeooo:rsid="00174e26"/>
    </style:style>
    <style:style style:name="T3" style:family="text">
      <style:text-properties officeooo:rsid="00176759"/>
    </style:style>
    <style:style style:name="T4" style:family="text">
      <style:text-properties officeooo:rsid="0019de49"/>
    </style:style>
    <style:style style:name="T5" style:family="text">
      <style:text-properties officeooo:rsid="001b8fec"/>
    </style:style>
    <style:style style:name="T6" style:family="text">
      <style:text-properties fo:font-style="italic" style:font-style-asian="italic" style:font-style-complex="italic"/>
    </style:style>
    <style:style style:name="T7" style:family="text">
      <style:text-properties fo:font-style="italic" officeooo:rsid="001b8fec" style:font-style-asian="italic" style:font-style-complex="italic"/>
    </style:style>
    <style:style style:name="T8" style:family="text">
      <style:text-properties fo:font-style="italic" officeooo:rsid="001c1312" style:font-style-asian="italic" style:font-style-complex="italic"/>
    </style:style>
    <style:style style:name="T9" style:family="text">
      <style:text-properties fo:font-style="italic" officeooo:rsid="001d97af" style:font-style-asian="italic" style:font-style-complex="italic"/>
    </style:style>
    <style:style style:name="T10" style:family="text">
      <style:text-properties fo:font-style="italic" officeooo:rsid="001f83a0" style:font-style-asian="italic" style:font-style-complex="italic"/>
    </style:style>
    <style:style style:name="T11" style:family="text">
      <style:text-properties officeooo:rsid="001d97af"/>
    </style:style>
    <style:style style:name="T12" style:family="text">
      <style:text-properties fo:font-style="normal" officeooo:rsid="001d97af" style:font-style-asian="normal" style:font-style-complex="normal"/>
    </style:style>
    <style:style style:name="T13" style:family="text">
      <style:text-properties officeooo:rsid="0020f4f0"/>
    </style:style>
    <style:style style:name="T14" style:family="text">
      <style:text-properties officeooo:rsid="0022d8e9"/>
    </style:style>
    <style:style style:name="T15" style:family="text">
      <style:text-properties officeooo:rsid="002465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Defining</text:span><text:span text:style-name="T1"> </text:span><text:span text:style-name="T11">concept </text:span><text:span text:style-name="T1">creativity through daniel-esk </text:span><text:span text:style-name="T11">style</text:span></text:p>
      <text:p text:style-name="P1"/>
      <text:p text:style-name="P8"><text:span text:style-name="T6">Do</text:span><text:span text:style-name="T9">es the definition</text:span><text:span text:style-name="T7"> characterise/ describe the concepts people intend to mean when they use the word? </text:span><text:span text:style-name="T9">R</text:span><text:span text:style-name="T7">emember that when defining (abstract – socially heuristical unclear ) concepts we define rules to tie it to more grounded (– socially heuristical certain) concepts, and so can build up its definition. Afterall definitions can never be wrong, they are what you describe they are, but are they useful? A socially useful definition usually provides a set of rules, </text:span><text:span text:style-name="T10">for </text:span><text:span text:style-name="T7">which the “</text:span><text:span text:style-name="T8">users” </text:span><text:span text:style-name="T9">(</text:span><text:span text:style-name="T8">or “readers”, or more fittingly for us -</text:span><text:span text:style-name="T9">the definers-</text:span><text:span text:style-name="T8">, the “judges</text:span><text:span text:style-name="T7">”</text:span><text:span text:style-name="T9">) <text:s/></text:span><text:span text:style-name="T10">can choose which version they </text:span><text:span text:style-name="T9">intend to agree with</text:span><text:span text:style-name="T7">. </text:span><text:span text:style-name="T9">(definition expansion)</text:span><text:span text:style-name="T7"> </text:span></text:p>
      <text:p text:style-name="P2"/>
      <text:p text:style-name="P2"><text:span text:style-name="T1">When defining creativity we first want to define the edges of when exactly we are dealing with an act of creativity (boolean </text:span><text:span text:style-name="T2">or well-defined</text:span><text:span text:style-name="T1"> definition), </text:span><text:span text:style-name="T2">before we start looking at what the socially constructed definiti</text:span><text:span text:style-name="T3">on should entail (which is more prototypical, contious and thus ‘by degree’ )</text:span><text:span text:style-name="T1">. </text:span></text:p>
      <text:p text:style-name="P2"/>
      <text:p text:style-name="P1">For this we acknowledge a couple of neccesary factors (minimal requirements) <text:span text:style-name="T2">which need to be well-defined </text:span><text:span text:style-name="T3">themselves</text:span>: </text:p>
      <text:p text:style-name="P3"><text:span text:style-name="T1">- </text:span><text:span text:style-name="T2">a product is formed, </text:span><text:span text:style-name="T3">by which we mean that, in theory – or possibility- it needs to be perceivable for others, this thus requires a physical implementation of some sort of the product such that it allows for imaginable observability of a conscious being – even if this conscious being is you yourself in the future, even if the product is just a set of words contained in memory, it is more than a fleeting moment of experience.</text:span></text:p>
      <text:p text:style-name="P1">- <text:s/>it is a councious effort (a tree growing in a certain manner is not an act of creativity, nor is rolling a dice to decide between a preset of design decisions) – <text:span text:style-name="T2">this thus requires a counscious experience of free will within the design process.</text:span></text:p>
      <text:p text:style-name="P2"/>
      <text:p text:style-name="P1">Here we can define two types <text:span text:style-name="T2">of (boolean) creativity</text:span>:</text:p>
      <text:p text:style-name="P1">- Type 1 (imeprative creativity): in a counscious process (window), multiple options are envisioned (experienced) of which a single one is processed into the product.</text:p>
      <text:p text:style-name="P1">- Type 2 (instancing creativity): in a counscious process (window), a type-class of options is envisioned of which a instance option is processed into the product.</text:p>
      <text:p text:style-name="P1"/>
      <text:p text:style-name="P4">Now we can look at <text:span text:style-name="T5">a next layer of rules </text:span><text:span text:style-name="T11">(relations)</text:span><text:span text:style-name="T5"> we can lay on top of our </text:span><text:span text:style-name="T11">barebones definition, such that we arrive at the common (non-broad) intended meaning when using the word. We start by realising that most people intend there to be multiple degrees of creativity; one act of creativity can be </text:span><text:span text:style-name="T9">more </text:span><text:span text:style-name="T12">creative than another. </text:span></text:p>
      <text:p text:style-name="P4"/>
      <text:p text:style-name="P9"><text:span text:style-name="T13">The dimensions by which these degrees are meassured </text:span></text:p>
      <text:p text:style-name="P4"/>
      <text:p text:style-name="P9"><text:span text:style-name="T4">- </text:span><text:span text:style-name="T13">art is creativity product without counsciousnes requirement; e.g. a tree growing in a way is usually seen as an sort of art. This means the same dimensions for degrees that apply to the concept of art applies to creativity (some people define better creativity by better art).</text:span></text:p>
      <text:p text:style-name="P9"/>
      <text:p text:style-name="P9"><text:span text:style-name="T13">- Creativity is more, thus it also has degrees by which “better” can be defined that rely on the processes of free will behind it. This can only be: the more </text:span><text:span text:style-name="T14">boolean creativity “acts” (of free will) have happened in the process of developing the product (meassuring which does has its fair share of problems not to be discussed right now – we only care about defining top down, not bottom up for which meassuring is needed) <text:s text:c="2"/></text:span></text:p>
      <text:p text:style-name="P5"/>
      <text:p text:style-name="P4">- <text:span text:style-name="T13">finding options that are not appareant</text:span></text:p>
      <text:p text:style-name="P4">- <text:span text:style-name="T11">feedback dependent definition</text:span></text:p>
      <text:p text:style-name="P6">- <text:span text:style-name="T15">consciousness proces can only be meassured within yourself, the difference between creative and non creative art is estimated in others</text:span></text:p>
      <text:p text:style-name="P10"><text:soft-page-break/>art i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3T11:42:19.633532964</meta:creation-date>
    <dc:date>2021-08-27T08:56:36.175326972</dc:date>
    <meta:editing-duration>PT4H13M31S</meta:editing-duration>
    <meta:editing-cycles>4</meta:editing-cycles>
    <meta:generator>LibreOffice/6.4.7.2$Linux_X86_64 LibreOffice_project/40$Build-2</meta:generator>
    <meta:document-statistic meta:table-count="0" meta:image-count="0" meta:object-count="0" meta:page-count="2" meta:paragraph-count="17" meta:word-count="577" meta:character-count="3463" meta:non-whitespace-character-count="2887"/>
  </office:meta>
</office:document-meta>
</file>